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d72706e"/>
    </style:style>
    <style:style style:name="P53" style:family="paragraph" style:parent-style-name="Standard">
      <style:text-properties officeooo:paragraph-rsid="0dbec325"/>
    </style:style>
    <style:style style:name="P54" style:family="paragraph" style:parent-style-name="Standard">
      <style:text-properties officeooo:paragraph-rsid="0e8aa5aa"/>
    </style:style>
    <style:style style:name="P55" style:family="paragraph" style:parent-style-name="Standard">
      <style:text-properties officeooo:rsid="0e8aa5aa" officeooo:paragraph-rsid="0e8aa5aa"/>
    </style:style>
    <style:style style:name="P56" style:family="paragraph" style:parent-style-name="Standard">
      <style:text-properties officeooo:rsid="0e8aa5aa" officeooo:paragraph-rsid="0fb98046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9" style:family="paragraph" style:parent-style-name="Footnote">
      <style:text-properties officeooo:rsid="043ccc66" officeooo:paragraph-rsid="0e849f1d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f99f892"/>
    </style:style>
    <style:style style:name="P62" style:family="paragraph" style:parent-style-name="Standard">
      <style:text-properties officeooo:paragraph-rsid="0fb98046"/>
    </style:style>
    <style:style style:name="P63" style:family="paragraph" style:parent-style-name="Standard">
      <style:text-properties officeooo:paragraph-rsid="0fc931f5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fb98046"/>
    </style:style>
    <style:style style:name="P68" style:family="paragraph" style:parent-style-name="Standard">
      <style:paragraph-properties fo:text-align="center" style:justify-single-word="false"/>
      <style:text-properties officeooo:paragraph-rsid="0e03342d"/>
    </style:style>
    <style:style style:name="P69" style:family="paragraph" style:parent-style-name="Standard">
      <style:paragraph-properties fo:text-align="center" style:justify-single-word="false"/>
      <style:text-properties officeooo:paragraph-rsid="0d8c21b9"/>
    </style:style>
    <style:style style:name="P70" style:family="paragraph" style:parent-style-name="Standard">
      <style:paragraph-properties fo:text-align="center" style:justify-single-word="false"/>
      <style:text-properties officeooo:paragraph-rsid="0fd58c4e"/>
    </style:style>
    <style:style style:name="P71" style:family="paragraph" style:parent-style-name="Standard">
      <style:paragraph-properties fo:text-align="center" style:justify-single-word="false"/>
      <style:text-properties officeooo:paragraph-rsid="0e0bda5c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0e82f1b0"/>
    </style:style>
    <style:style style:name="P75" style:family="paragraph" style:parent-style-name="Standard">
      <style:paragraph-properties fo:text-align="center" style:justify-single-word="false"/>
      <style:text-properties officeooo:paragraph-rsid="101431c5"/>
    </style:style>
    <style:style style:name="P76" style:family="paragraph" style:parent-style-name="Standard">
      <style:paragraph-properties fo:text-align="center" style:justify-single-word="false"/>
      <style:text-properties officeooo:paragraph-rsid="10178c94"/>
    </style:style>
    <style:style style:name="P77" style:family="paragraph" style:parent-style-name="Standard">
      <style:paragraph-properties fo:text-align="center" style:justify-single-word="false"/>
      <style:text-properties officeooo:paragraph-rsid="10a6ab30"/>
    </style:style>
    <style:style style:name="P78" style:family="paragraph" style:parent-style-name="Standard">
      <style:text-properties officeooo:paragraph-rsid="0fcd2b2a"/>
    </style:style>
    <style:style style:name="P79" style:family="paragraph" style:parent-style-name="Standard">
      <style:text-properties officeooo:paragraph-rsid="0fad1a3f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2a40f4"/>
    </style:style>
    <style:style style:name="P82" style:family="paragraph" style:parent-style-name="Standard">
      <style:text-properties officeooo:paragraph-rsid="100a8329"/>
    </style:style>
    <style:style style:name="P83" style:family="paragraph" style:parent-style-name="Standard">
      <style:text-properties officeooo:paragraph-rsid="101b90cf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>
      <style:text-properties officeooo:rsid="0fde3dbd" officeooo:paragraph-rsid="102ebb87"/>
    </style:style>
    <style:style style:name="P86" style:family="paragraph" style:parent-style-name="Footnote">
      <style:text-properties officeooo:paragraph-rsid="104cbf60"/>
    </style:style>
    <style:style style:name="P87" style:family="paragraph" style:parent-style-name="Footnote">
      <style:text-properties officeooo:paragraph-rsid="104dd9dc"/>
    </style:style>
    <style:style style:name="P88" style:family="paragraph" style:parent-style-name="Footnote">
      <style:text-properties officeooo:paragraph-rsid="105c5e96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>
      <style:text-properties officeooo:paragraph-rsid="10ab1f0a"/>
    </style:style>
    <style:style style:name="P94" style:family="paragraph" style:parent-style-name="Standard">
      <style:text-properties officeooo:paragraph-rsid="10b01dc1"/>
    </style:style>
    <style:style style:name="P95" style:family="paragraph" style:parent-style-name="Standard">
      <style:text-properties officeooo:rsid="10b5b188" officeooo:paragraph-rsid="10b5b188"/>
    </style:style>
    <style:style style:name="P96" style:family="paragraph" style:parent-style-name="Standard">
      <style:text-properties officeooo:paragraph-rsid="10bb6617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style:font-size-asian="12pt" style:font-size-complex="12pt"/>
    </style:style>
    <style:style style:name="T22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use-window-font-color="true" loext:opacity="0%" style:font-name="Liberation Sans" officeooo:rsid="047da547"/>
    </style:style>
    <style:style style:name="T22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style:font-size-asian="12pt" style:font-size-complex="12pt"/>
    </style:style>
    <style:style style:name="T258" style:family="text">
      <style:text-properties style:use-window-font-color="true" loext:opacity="0%" style:font-name="Liberation Sans" officeooo:rsid="0efd8e5c"/>
    </style:style>
    <style:style style:name="T25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officeooo:rsid="04473353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b5b188" style:font-weight-asian="bold" style:font-weight-complex="bold"/>
    </style:style>
    <style:style style:name="T264" style:family="text">
      <style:text-properties fo:font-weight="bold" officeooo:rsid="10b7d6ce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officeooo:rsid="0f95a7a0"/>
    </style:style>
    <style:style style:name="T275" style:family="text">
      <style:text-properties officeooo:rsid="0f8f58bd"/>
    </style:style>
    <style:style style:name="T276" style:family="text">
      <style:text-properties style:font-name="Ubuntu1" fo:font-size="10pt" officeooo:rsid="04473353" style:font-size-asian="10pt" style:font-size-complex="10pt"/>
    </style:style>
    <style:style style:name="T277" style:family="text">
      <style:text-properties officeooo:rsid="101b90cf"/>
    </style:style>
    <style:style style:name="T278" style:family="text">
      <style:text-properties officeooo:rsid="101e15d6"/>
    </style:style>
    <style:style style:name="T279" style:family="text">
      <style:text-properties officeooo:rsid="10048e31"/>
    </style:style>
    <style:style style:name="T280" style:family="text">
      <style:text-properties style:text-underline-style="none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T302" style:family="text">
      <style:text-properties officeooo:rsid="10b5b188"/>
    </style:style>
    <style:style style:name="T303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7"><text:span text:style-name="T187">C</text:span><text:span text:style-name="T186">hecklist voor </text:span><text:span text:style-name="T188">de installatie</text:span><text:span text:style-name="T186">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90"><text:note text:id="ftn1" text:note-class="footnote"><text:note-citation>1</text:note-citation><text:note-body><text:p text:style-name="P27"><text:span text:style-name="T289">D</text:span><text:span text:style-name="T290">eze </text:span><text:span text:style-name="Strong_20_Emphasis"><text:span text:style-name="T287"><text:user-field-get text:name="Distro">Debian</text:user-field-get></text:span></text:span><text:span text:style-name="T291"><text:s/></text:span><text:span text:style-name="T299"><text:user-field-get text:name="Version">12</text:user-field-get></text:span><text:span text:style-name="T299"><text:s/></text:span><text:span text:style-name="Strong_20_Emphasis"><text:span text:style-name="T288">Desktop</text:span></text:span><text:span text:style-name="T290"> (codenaam </text:span><text:span text:style-name="T296">bookworm</text:span><text:span text:style-name="T290">) van </text:span><text:span text:style-name="T298">11 </text:span><text:span text:style-name="T297">juni</text:span><text:span text:style-name="T292"> </text:span><text:span text:style-name="Strong_20_Emphasis"><text:span text:style-name="T300"><text:user-field-get text:name="Releaseyear">2023</text:user-field-get></text:span></text:span><text:span text:style-name="T293"><text:s/></text:span><text:span text:style-name="T290">wordt gedurende 5 jaar ondersteund tot </text:span><text:span text:style-name="T298">30 </text:span><text:span text:style-name="T297">juni</text:span><text:span text:style-name="T290"> 202</text:span><text:span text:style-name="T297">8</text:span><text:span text:style-name="T290">.</text:span></text:p></text:note-body></text:note></text:span><text:span text:style-name="T191"><text:s/></text:span><text:span text:style-name="T193">Desktop</text:span><text:span text:style-name="T192">.</text:span></text:p>
      <text:p text:style-name="P39"/>
      <text:p text:style-name="P39">Dit is een invulbare PDF, afdrukken is niet noodzakelijk.</text:p>
      <text:p text:style-name="P34"/>
      <text:p text:style-name="P38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5">zie </text:span><text:span text:style-name="T258">[</text:span><text:span text:style-name="T225">toelichting</text:span><text:span text:style-name="T258">]</text:span><text:span text:style-name="T14">:</text:span></text:p>
      <text:p text:style-name="P29"><text:span text:style-name="Definition"><text:span text:style-name="T19">GEBRUIKER</text:span></text:span><text:span text:style-name="T233"><text:tab/><text:tab/></text:span><text:span text:style-name="T257"> <text:tab/><text:tab/></text:span><text:span text:style-name="T234"><draw:control text:anchor-type="as-char" svg:y="-0.4cm" draw:z-index="16" draw:name="Gebruiker 1" draw:style-name="gr2" draw:text-style-name="P105" svg:width="6.4cm" svg:height="0.6cm" draw:control="control15"><svg:title>Gebruiker</svg:title><svg:desc>Volledige naam, bijv. Jan Stek</svg:desc></draw:control></text:span><text:span text:style-name="T234"><text:tab/> <text:s text:c="2"/></text:span><text:span text:style-name="T235">[</text:span><text:span text:style-name="T236">N</text:span><text:span text:style-name="T228">aam, bijv. </text:span><text:span text:style-name="T230">J</text:span><text:span text:style-name="T254">a</text:span><text:span text:style-name="T230">n </text:span><text:span text:style-name="T254">Jansen</text:span><text:span text:style-name="T255">]</text:span></text:p>
      <text:p text:style-name="P94"><text:span text:style-name="Definition"><text:span text:style-name="T227">g</text:span></text:span><text:span text:style-name="Definition">ebruikersnaam</text:span><text:span text:style-name="Definition"><text:span text:style-name="T280"><text:tab/></text:span></text:span><text:span text:style-name="T226"><draw:control text:anchor-type="as-char" svg:y="-0.4cm" draw:z-index="17" draw:name="Gberuikersnaam 2" draw:style-name="gr2" draw:text-style-name="P105" svg:width="6.4cm" svg:height="0.6cm" draw:control="control16"><svg:title>Gebruikersnaam</svg:title><svg:desc>Korte naam, bijv. jan</svg:desc></draw:control></text:span><text:span text:style-name="T226"><text:tab/> <text:s text:c="2"/></text:span><text:span text:style-name="T6">[</text:span><text:span text:style-name="T7">Gebruikers</text:span><text:span text:style-name="T6">naam</text:span><text:span text:style-name="T5">, bijv. </text:span><text:span text:style-name="T211">j</text:span><text:span text:style-name="T212">a</text:span><text:span text:style-name="T211">n</text:span><text:span text:style-name="T213">]</text:span></text:p>
      <text:p text:style-name="P29"><text:span text:style-name="Definition">COMPUTERNAAM</text:span><text:span text:style-name="T256"><text:tab/><text:tab/></text:span><draw:control text:anchor-type="as-char" svg:y="-0.4cm" draw:z-index="18" draw:name="Computernaam 1" draw:style-name="gr2" draw:text-style-name="P105" svg:width="6.4cm" svg:height="0.6cm" draw:control="control17"><svg:title>Computernaam</svg:title><svg:desc>Unieke naam van de computer</svg:desc></draw:control><text:tab/> <text:s text:c="2"/><text:span text:style-name="T238">[</text:span><text:span text:style-name="T239">N</text:span><text:span text:style-name="T240">aam van de compute</text:span><text:span text:style-name="T241">r, </text:span><text:span text:style-name="T242">bijv. </text:span><text:span text:style-name="T243">pc02</text:span><text:span text:style-name="T238">]</text:span></text:p>
      <text:p text:style-name="P29"><text:span text:style-name="Definition"><text:span text:style-name="T244">GEBRUIKER</text:span></text:span><text:span text:style-name="Definition"><text:span text:style-name="T253"><text:tab/></text:span></text:span><text:span text:style-name="T237"><text:tab/></text:span><text:span text:style-name="T257"> <text:tab/><text:tab/></text:span><text:span text:style-name="T234"><draw:control text:anchor-type="as-char" svg:y="-0.4cm" draw:z-index="19" draw:name="Gebruiker 2" draw:style-name="gr2" draw:text-style-name="P106" svg:width="6.4cm" svg:height="0.6cm" draw:control="control18"><svg:title>Gebruiker</svg:title><svg:desc>Volledige naam, bijv. Jan Stek</svg:desc></draw:control></text:span><text:span text:style-name="T234"><text:tab/> <text:s text:c="2"/></text:span><text:span text:style-name="T235">[</text:span><text:span text:style-name="T236">N</text:span><text:span text:style-name="T228">aam </text:span><text:span text:style-name="T231">evt. 2</text:span><text:span text:style-name="T259">e</text:span><text:span text:style-name="T229"> gebruiker</text:span><text:span text:style-name="T232">]</text:span></text:p>
      <text:p text:style-name="P94"><text:span text:style-name="Definition"><text:span text:style-name="T244">GEBRUIKERSN</text:span></text:span><text:span text:style-name="Definition"><text:span text:style-name="T245">aa</text:span></text:span><text:span text:style-name="Definition"><text:span text:style-name="T244">M</text:span></text:span><text:span text:style-name="Definition"><text:span text:style-name="T253"><text:tab/></text:span></text:span><text:span text:style-name="T226"><draw:control text:anchor-type="as-char" svg:y="-0.4cm" draw:z-index="20" draw:name="Gberuikersnaam 1" draw:style-name="gr2" draw:text-style-name="P105" svg:width="6.4cm" svg:height="0.6cm" draw:control="control19"><svg:title>Gebruikersnaam</svg:title><svg:desc>Korte naam, bijv. jan</svg:desc></draw:control></text:span><text:span text:style-name="T226"><text:tab/> <text:s text:c="2"/></text:span><text:span text:style-name="T246">[</text:span><text:span text:style-name="T247">Gebruikers</text:span><text:span text:style-name="T246">naam</text:span><text:span text:style-name="T248"> </text:span><text:span text:style-name="T249">e</text:span><text:span text:style-name="T250">vt. 2</text:span><text:span text:style-name="T260">e</text:span><text:span text:style-name="T250"> </text:span><text:span text:style-name="T251">gebruiker</text:span><text:span text:style-name="T252">]</text:span></text:p>
      <text:p text:style-name="P29"><text:span text:style-name="T197">Vervang </text:span><text:span text:style-name="T202">de</text:span><text:span text:style-name="T197"> </text:span><text:span text:style-name="Definition"><text:span text:style-name="T20">ONDERSTREEPTE</text:span></text:span><text:span text:style-name="T197"> </text:span><text:span text:style-name="T198">woorden </text:span><text:span text:style-name="T197">in deze checklist door </text:span><text:span text:style-name="T202">d</text:span><text:span text:style-name="T204">i</text:span><text:span text:style-name="T202">e </text:span><text:span text:style-name="T203">in </text:span><text:span text:style-name="T204">het</text:span><text:span text:style-name="Strong_20_Emphasis"><text:span text:style-name="T43"> </text:span></text:span><text:span text:style-name="Strong_20_Emphasis"><text:span text:style-name="T66">tekstvak</text:span></text:span><text:span text:style-name="T197">.</text:span></text:p>
      <text:p text:style-name="P31"/>
      <text:p text:style-name="P31"/>
      <text:p text:style-name="P30"><text:span text:style-name="T208">Nog niet op Linux?</text:span><text:span text:style-name="T199"><text:tab/></text:span><text:span text:style-name="T205">G</text:span><text:span text:style-name="T196">ebruik </text:span><text:span text:style-name="Strong_20_Emphasis"><text:span text:style-name="T209">Checklist </text:span></text:span><text:span text:style-name="Strong_20_Emphasis"><text:span text:style-name="T210">overzetten</text:span></text:span><text:span text:style-name="T19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0"> onder </text:span><text:span text:style-name="T207">Linux</text:span><text:span text:style-name="T201">.</text:span></text:p>
      <text:p text:style-name="P22"><text:span text:style-name="T184">Nieuwe installatie?</text:span><text:span text:style-name="T181"><text:tab/></text:span><text:span text:style-name="T183">B</text:span><text:span text:style-name="T181">egin bij hoofdstuk </text:span><text:span text:style-name="T184"><text:bookmark-ref text:reference-format="page" text:ref-name="__RefNumPara__4009_1271708128">2</text:bookmark-ref></text:span><text:span text:style-name="T184"><text:s text:c="2"/></text:span><text:span text:style-name="T185"><text:bookmark-ref text:reference-format="text" text:ref-name="__RefNumPara__4009_1271708128">Installatie uitvoeren</text:bookmark-ref></text:span><text:span text:style-name="T182">.</text:span></text:p>
      <text:p text:style-name="P28"><text:span text:style-name="Strong_20_Emphasis"><text:span text:style-name="T206"/></text:span></text:p>
      <text:p text:style-name="P28"><text:span text:style-name="Strong_20_Emphasis"><text:span text:style-name="T206"/></text:span></text:p>
      <text:list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2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9" draw:name="Vorm 2" draw:style-name="gr1" draw:text-style-name="P104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3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0"><text:note text:id="ftn2" text:note-class="footnote"><text:note-citation>2</text:note-citation><text:note-body><text:p text:style-name="P23"><text:span text:style-name="T165">E</text:span><text:span text:style-name="T166">v</text:span><text:span text:style-name="T167">en</text:span><text:span text:style-name="T169">t</text:span><text:span text:style-name="T170">uele </text:span><text:span text:style-name="T171">extra </text:span><text:span text:style-name="Definition"><text:span text:style-name="T267">gebruiker</text:span></text:span><text:span text:style-name="T171">s aanmelden </text:span><text:span text:style-name="T172">en dezelfde stappen uitvoeren</text:span><text:span text:style-name="T168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7"><text:span text:style-name="Strong_20_Emphasis"><text:span text:style-name="T126"><draw:control text:anchor-type="as-char" draw:z-index="21" draw:name="Vorm 5" draw:style-name="gr1" draw:text-style-name="P104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3" office:value-type="string">
            <text:p text:style-name="P91"><text:span text:style-name="Strong_20_Emphasis"><text:span text:style-name="T69">D</text:span></text:span><text:span text:style-name="Strong_20_Emphasis"><text:span text:style-name="T43">ruk op de </text:span></text:span><text:span text:style-name="Strong_20_Emphasis"><text:span text:style-name="T175">Super</text:span></text:span><text:span text:style-name="Strong_20_Emphasis"><text:span text:style-name="T43">-toets</text:span></text:span><text:span text:style-name="Strong_20_Emphasis"><text:span text:style-name="T43"><text:note text:id="ftn3" text:note-class="footnote"><text:note-citation>3</text:note-citation><text:note-body><text:p text:style-name="P24"><text:span text:style-name="T194">De </text:span><text:span text:style-name="T224">Super</text:span><text:span text:style-name="T194">-toets 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2">, </text:span></text:span><text:span text:style-name="Strong_20_Emphasis"><text:span text:style-name="T69">t</text:span></text:span><text:span text:style-name="Strong_20_Emphasis"><text:span text:style-name="T44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64"> </text:span></text:span><text:span text:style-name="Strong_20_Emphasis"><text:span text:style-name="T46">e</text:span></text:span><text:span text:style-name="Strong_20_Emphasis"><text:span text:style-name="T41">n </text:span></text:span><text:span text:style-name="Strong_20_Emphasis"><text:span text:style-name="T47">k</text:span></text:span><text:span text:style-name="Strong_20_Emphasis"><text:span text:style-name="T41">lik op het pictogram van </text:span></text:span><text:span text:style-name="Strong_20_Emphasis"><text:span text:style-name="T94">Terminalvenster</text:span></text:span><text:span text:style-name="Strong_20_Emphasis"><text:span text:style-name="T48">.</text:span></text:span><text:span text:style-name="Strong_20_Emphasis"><text:span text:style-name="T45"> 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53"><text:span text:style-name="T4">Typ</text:span><text:span text:style-name="Strong_20_Emphasis"><text:span text:style-name="T45"> de</text:span></text:span><text:span text:style-name="Strong_20_Emphasis"><text:span text:style-name="T49">z</text:span></text:span><text:span text:style-name="Strong_20_Emphasis"><text:span text:style-name="T45">e </text:span></text:span><text:span text:style-name="Strong_20_Emphasis"><text:span text:style-name="T50">drie </text:span></text:span><text:span text:style-name="Strong_20_Emphasis"><text:span text:style-name="T45">opdrachten, ieder gevolgd door de </text:span></text:span><text:span text:style-name="Strong_20_Emphasis"><text:span text:style-name="T176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5" office:value-type="string">
            <text:p text:style-name="P63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93"><text:span text:style-name="User_20_Entry"><text:span text:style-name="T23">wget karelzimmer.nl/</text:span></text:span><text:span text:style-name="User_20_Entry"><text:span text:style-name="T179">get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93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7"><text:span text:style-name="Strong_20_Emphasis"><text:span text:style-name="T126"><draw:control text:anchor-type="as-char" draw:z-index="22" draw:name="Vorm 7" draw:style-name="gr1" draw:text-style-name="P104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26"><draw:control text:anchor-type="as-char" draw:z-index="23" draw:name="Vorm 8" draw:style-name="gr1" draw:text-style-name="P104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68">D</text:span></text:span><text:span text:style-name="Strong_20_Emphasis"><text:span text:style-name="T62">ruk</text:span></text:span><text:span text:style-name="Strong_20_Emphasis"><text:span text:style-name="T42"> op</text:span></text:span><text:span text:style-name="Strong_20_Emphasis"><text:span text:style-name="T48"> de </text:span></text:span><text:span text:style-name="Strong_20_Emphasis"><text:span text:style-name="T175">Super</text:span></text:span><text:span text:style-name="Strong_20_Emphasis"><text:span text:style-name="T48">-toets</text:span></text:span><text:span text:style-name="Strong_20_Emphasis"><text:span text:style-name="T178"><text:note-ref text:note-class="footnote" text:reference-format="text" text:ref-name="ftn3">3</text:note-ref></text:span></text:span><text:span text:style-name="Strong_20_Emphasis"><text:span text:style-name="T48">, </text:span></text:span><text:span text:style-name="Strong_20_Emphasis"><text:span text:style-name="T68">t</text:span></text:span><text:span text:style-name="Strong_20_Emphasis"><text:span text:style-name="T44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43"> </text:span></text:span><text:span text:style-name="Strong_20_Emphasis"><text:span text:style-name="T54">e</text:span></text:span><text:span text:style-name="Strong_20_Emphasis"><text:span text:style-name="T41">n </text:span></text:span><text:span text:style-name="Strong_20_Emphasis"><text:span text:style-name="T47">k</text:span></text:span><text:span text:style-name="Strong_20_Emphasis"><text:span text:style-name="T41">lik op het pictogram van</text:span></text:span><text:span text:style-name="Strong_20_Emphasis"><text:span text:style-name="T76">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1" office:value-type="string">
            <text:p text:style-name="P62"><text:span text:style-name="Strong_20_Emphasis"><text:span text:style-name="T65">Selecteer</text:span></text:span><text:span text:style-name="Strong_20_Emphasis"><text:span text:style-name="T52"> </text:span></text:span><text:span text:style-name="Strong_20_Emphasis"><text:span text:style-name="T113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2" office:value-type="string">
            <text:p text:style-name="P56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36"/>
      <text:list text:continue-numbering="true" text:style-name="L1">
        <text:list-item>
          <text:p text:style-name="P99"><text:bookmark-start text:name="__RefNumPara__4009_1271708128"/>Installatie uitvoeren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3" draw:name="Vorm9" draw:style-name="gr1" draw:text-style-name="P10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2"><text:span text:style-name="T220">Start de computer op vanaf</text:span><text:span text:style-name="T220"><text:note text:id="ftn4" text:note-class="footnote"><text:note-citation>1</text:note-citation><text:note-body><text:p text:style-name="P88"><text:span text:style-name="T159">B</text:span><text:span text:style-name="T158">ootmenu/</text:span><text:span text:style-name="T159">S</text:span><text:span text:style-name="T158">etup</text:span><text:span text:style-name="T156"> via </text:span><text:span text:style-name="T154">é</text:span><text:span text:style-name="T155">é</text:span><text:span text:style-name="T159">n van de </text:span><text:span text:style-name="Definition"><text:span text:style-name="T157">Veelgebruikte toetsen: </text:span></text:span><text:span text:style-name="User_20_Entry"><text:span text:style-name="T177">Esc</text:span></text:span><text:span text:style-name="User_20_Entry"><text:span text:style-name="T163">,</text:span></text:span><text:span text:style-name="Definition"><text:span text:style-name="T160"> </text:span></text:span><text:span text:style-name="User_20_Entry"><text:span text:style-name="T177">Delete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7">F1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7">F2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7">F9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7">F10</text:span></text:span><text:span text:style-name="User_20_Entry"><text:span text:style-name="T164">,</text:span></text:span><text:span text:style-name="Definition"><text:span text:style-name="T160"> </text:span></text:span><text:span text:style-name="User_20_Entry"><text:span text:style-name="T177">F11</text:span></text:span><text:span text:style-name="User_20_Entry"><text:span text:style-name="T164">,</text:span></text:span><text:span text:style-name="Definition"><text:span text:style-name="T160"> </text:span></text:span><text:span text:style-name="Definition"><text:span text:style-name="T161">o</text:span></text:span><text:span text:style-name="Definition"><text:span text:style-name="T162">f</text:span></text:span><text:span text:style-name="Definition"><text:span text:style-name="T160"> </text:span></text:span><text:span text:style-name="User_20_Entry"><text:span text:style-name="T177">F12</text:span></text:span><text:span text:style-name="User_20_Entry"><text:span text:style-name="T164">.</text:span></text:span></text:p></text:note-body></text:note></text:span><text:span text:style-name="T220"> </text:span><text:span text:style-name="T221">een </text:span><text:span text:style-name="T216"><text:user-field-get text:name="Distro">Debian</text:user-field-get></text:span><text:span text:style-name="T217"><text:s/></text:span><text:span text:style-name="T217"><text:user-field-get text:name="Version">12</text:user-field-get></text:span><text:span text:style-name="T217"><text:s/></text:span><text:span text:style-name="T219">Desktop</text:span><text:span text:style-name="Strong_20_Emphasis"><text:span text:style-name="T218"> </text:span></text:span><text:span text:style-name="T222">Live</text:span><text:span text:style-name="T122"><text:note text:id="ftn5" text:note-class="footnote"><text:note-citation>2</text:note-citation><text:note-body><text:p text:style-name="P26"><text:span text:style-name="T261">Vanaf een </text:span><text:span text:style-name="T274">L</text:span><text:span text:style-name="T261">ive </text:span><text:span text:style-name="T275">USB</text:span><text:span text:style-name="T265">-stick</text:span><text:span text:style-name="T276"> </text:span><text:span text:style-name="T261">kunt u opstarten en </text:span><text:span text:style-name="T266">met </text:span><text:span text:style-name="Strong_20_Emphasis"><text:span text:style-name="T223"><text:user-field-get text:name="Distro">Debian</text:user-field-get></text:span></text:span><text:span text:style-name="Strong_20_Emphasis"><text:span text:style-name="T223"><text:s/></text:span></text:span><text:span text:style-name="T261">werken zonder enige bestanden op de harde schijf te wijzigen en maakt ook installatie van </text:span><text:span text:style-name="Strong_20_Emphasis"><text:span text:style-name="T223"><text:user-field-get text:name="Distro">Debian</text:user-field-get></text:span></text:span><text:span text:style-name="Strong_20_Emphasis"><text:span text:style-name="T223"><text:s/></text:span></text:span><text:span text:style-name="T261">mogelijk.</text:span></text:p></text:note-body></text:note></text:span><text:span text:style-name="T121"> </text:span><text:span text:style-name="T125">USB</text:span><text:span text:style-name="T123">-stick</text:span><text:span text:style-name="T123"><text:note text:id="ftn6" text:note-class="footnote"><text:note-citation>3</text:note-citation><text:note-body><text:p text:style-name="P87"><text:span text:style-name="Strong_20_Emphasis"><text:span text:style-name="T142">Maak een opstartbare USB-stick</text:span></text:span><text:span text:style-name="Strong_20_Emphasis"><text:span text:style-name="T138">:<text:line-break/></text:span></text:span><text:span text:style-name="T15">D</text:span><text:span text:style-name="Strong_20_Emphasis"><text:span text:style-name="T129">ow</text:span></text:span><text:span text:style-name="Strong_20_Emphasis"><text:span text:style-name="T130">nload </text:span></text:span><text:span text:style-name="Strong_20_Emphasis"><text:span text:style-name="T127">e</text:span></text:span><text:span text:style-name="Strong_20_Emphasis"><text:span text:style-name="T131">e</text:span></text:span><text:span text:style-name="Strong_20_Emphasis"><text:span text:style-name="T132">n</text:span></text:span><text:span text:style-name="Strong_20_Emphasis"><text:span text:style-name="T153"> </text:span></text:span><text:span text:style-name="Strong_20_Emphasis"><text:span text:style-name="T174">CD</text:span></text:span><text:span text:style-name="Strong_20_Emphasis"><text:span text:style-name="T173">-beeldbestand</text:span></text:span><text:span text:style-name="Strong_20_Emphasis"><text:span text:style-name="T130"> </text:span></text:span><text:span text:style-name="Strong_20_Emphasis"><text:span text:style-name="T136">(.iso) </text:span></text:span><text:span text:style-name="Strong_20_Emphasis"><text:span text:style-name="T133">v</text:span></text:span><text:span text:style-name="Strong_20_Emphasis"><text:span text:style-name="T134">anaf</text:span></text:span><text:span text:style-name="Strong_20_Emphasis"><text:span text:style-name="T135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5">, </text:span></text:span><text:span text:style-name="Strong_20_Emphasis"><text:span text:style-name="T137">klik </text:span></text:span><text:span text:style-name="Strong_20_Emphasis"><text:span text:style-name="T140">op </text:span></text:span><text:span text:style-name="Strong_20_Emphasis"><text:span text:style-name="T145">Andere</text:span></text:span><text:span text:style-name="Strong_20_Emphasis"><text:span text:style-name="T144"> downloads</text:span></text:span><text:span text:style-name="Strong_20_Emphasis"><text:span text:style-name="T140"> (onder Download</text:span></text:span><text:span text:style-name="Strong_20_Emphasis"><text:span text:style-name="T141">en</text:span></text:span><text:span text:style-name="Strong_20_Emphasis"><text:span text:style-name="T140">) en vervolgens op </text:span></text:span><text:span text:style-name="Strong_20_Emphasis"><text:span text:style-name="T144">Live-Gnome</text:span></text:span><text:span text:style-name="Strong_20_Emphasis"><text:span text:style-name="T140"> (onder </text:span></text:span><text:span text:style-name="Strong_20_Emphasis"><text:span text:style-name="T140"><text:user-field-get text:name="Distro">Debian</text:user-field-get></text:span></text:span><text:span text:style-name="Strong_20_Emphasis"><text:span text:style-name="T140"><text:s/>Live </text:span></text:span><text:span text:style-name="Strong_20_Emphasis"><text:span text:style-name="T141">uitproberen voordat u installeert</text:span></text:span><text:span text:style-name="Strong_20_Emphasis"><text:span text:style-name="T140">).</text:span></text:span></text:p><text:p text:style-name="P86"><text:span text:style-name="Strong_20_Emphasis"><text:span text:style-name="T139"><text:tab/>De volgende stappen staan beschreven in </text:span></text:span><text:span text:style-name="Strong_20_Emphasis"><text:span text:style-name="T143">Linux informatie</text:span></text:span><text:span text:style-name="Strong_20_Emphasis"><text:span text:style-name="T139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39">, onder </text:span></text:span><text:span text:style-name="Strong_20_Emphasis"><text:span text:style-name="T143">Linux</text:span></text:span><text:span text:style-name="Strong_20_Emphasis"><text:span text:style-name="T139">.</text:span></text:span></text:p></text:note-body></text:note>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65">Selecteer</text:span></text:span><text:span text:style-name="Strong_20_Emphasis"><text:span text:style-name="T81"> </text:span></text:span><text:span text:style-name="Strong_20_Emphasis"><text:span text:style-name="T101">Live </text:span></text:span><text:span text:style-name="Strong_20_Emphasis"><text:span text:style-name="T102">system (amd64)</text:span></text:span><text:span text:style-name="Strong_20_Emphasis"><text:span text:style-name="T79"> </text:span></text:span><text:span text:style-name="Strong_20_Emphasis"><text:span text:style-name="T82">en druk op de</text:span></text:span><text:span text:style-name="Strong_20_Emphasis"><text:span text:style-name="T45"> </text:span></text:span><text:span text:style-name="Strong_20_Emphasis"><text:span text:style-name="T176">Enter</text:span></text:span><text:span text:style-name="Strong_20_Emphasis"><text:span text:style-name="T41">-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5"><text:span text:style-name="Strong_20_Emphasis"><text:span text:style-name="T75"><draw:control text:anchor-type="as-char" draw:z-index="13" draw:name="Vorm13_ 2" draw:style-name="gr1" draw:text-style-name="P104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1"><text:span text:style-name="Strong_20_Emphasis"><text:span text:style-name="T26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5" office:value-type="string">
            <text:p text:style-name="P4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75"><draw:control text:anchor-type="as-char" draw:z-index="6" draw:name="Vorm13_1" draw:style-name="gr1" draw:text-style-name="P104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1"><text:span text:style-name="Strong_20_Emphasis"><text:span text:style-name="T30">Start de installatie</text:span></text:span><text:span text:style-name="Strong_20_Emphasis"><text:span text:style-name="T84"> </text:span></text:span><text:span text:style-name="Strong_20_Emphasis"><text:span text:style-name="T41">via </text:span></text:span><text:span text:style-name="Strong_20_Emphasis"><text:span text:style-name="T42">een </text:span></text:span><text:span text:style-name="Strong_20_Emphasis"><text:span text:style-name="T56">klik op </text:span></text:span><text:span text:style-name="Strong_20_Emphasis"><text:span text:style-name="T97">Activities</text:span></text:span><text:span text:style-name="Strong_20_Emphasis"><text:span text:style-name="T56"> en </text:span></text:span><text:span text:style-name="Strong_20_Emphasis"><text:span text:style-name="T57">een </text:span></text:span><text:span text:style-name="Strong_20_Emphasis"><text:span text:style-name="T56">klik op</text:span></text:span><text:span text:style-name="Strong_20_Emphasis"><text:span text:style-name="T58"> </text:span></text:span><text:span text:style-name="Strong_20_Emphasis"><text:span text:style-name="T98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7" office:value-type="string">
            <text:p text:style-name="P85"><text:span text:style-name="T279">Typ '</text:span><text:span text:style-name="T273">live</text:span><text:span text:style-name="T27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47"><text:span text:style-name="Strong_20_Emphasis"><text:span text:style-name="T27">V</text:span></text:span><text:span text:style-name="Strong_20_Emphasis"><text:span text:style-name="T28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75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80"><text:span text:style-name="Strong_20_Emphasis"><text:span text:style-name="T30">Bij </text:span></text:span><text:span text:style-name="Strong_20_Emphasis"><text:span text:style-name="T105">Welcome</text:span></text:span><text:span text:style-name="Strong_20_Emphasis"><text:span text:style-name="T30">: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1" office:value-type="string">
            <text:p text:style-name="P83"><text:span text:style-name="Strong_20_Emphasis"><text:span text:style-name="T37">K</text:span></text:span><text:span text:style-name="Strong_20_Emphasis"><text:span text:style-name="T30">ies </text:span></text:span><text:span text:style-name="Strong_20_Emphasis"><text:span text:style-name="T105">Nederlands</text:span></text:span><text:span text:style-name="Strong_20_Emphasis"><text:span text:style-name="T30"> </text:span></text:span><text:span text:style-name="Strong_20_Emphasis"><text:span text:style-name="T38">en klik op </text:span></text:span><text:span text:style-name="Strong_20_Emphasis"><text:span text:style-name="T109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1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75"><draw:control text:anchor-type="as-char" draw:z-index="14" draw:name="Vorm13_ 3" draw:style-name="gr1" draw:text-style-name="P104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62">Locatie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4" office:value-type="string">
            <text:p text:style-name="P20"><text:span text:style-name="T277">B</text:span>ij <text:span text:style-name="T262">Regio</text:span> <text:span text:style-name="T277">kies</text:span> <text:span text:style-name="T262">Europa</text:span> <text:span text:style-name="T302">en </text:span><text:span text:style-name="Strong_20_Emphasis"><text:span text:style-name="T83">klik op </text:span></text:span><text:span text:style-name="Strong_20_Emphasis"><text:span text:style-name="T110">Volgende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75"><draw:control text:anchor-type="as-char" draw:z-index="15" draw:name="Vorm13_ 4" draw:style-name="gr1" draw:text-style-name="P104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62">Toetsenbord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20"><text:span text:style-name="T278">K</text:span>ies <text:span text:style-name="T262">English (US)</text:span> <text:span text:style-name="T301">en </text:span><text:span text:style-name="Strong_20_Emphasis"><text:span text:style-name="T301">English (US, intl., with dead keys)</text:span></text:span><text:span text:style-name="T301">, </text:span><text:span text:style-name="T302">en </text:span><text:span text:style-name="Strong_20_Emphasis"><text:span text:style-name="T83">klik op </text:span></text:span><text:span text:style-name="Strong_20_Emphasis"><text:span text:style-name="T110">Volgende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><text:span text:style-name="Strong_20_Emphasis"><text:span text:style-name="T75"><draw:control text:anchor-type="as-char" draw:z-index="28" draw:name="Vorm13_ 5" draw:style-name="gr1" draw:text-style-name="P104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63">Partities</text:span>: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9" office:value-type="string">
            <text:p text:style-name="P20"><text:span text:style-name="T278">K</text:span>ies <text:span text:style-name="T302">de juiste opties en </text:span><text:span text:style-name="Strong_20_Emphasis"><text:span text:style-name="T83">klik op </text:span></text:span><text:span text:style-name="Strong_20_Emphasis"><text:span text:style-name="T110">Volgende</text:span></text:span><text:span text:style-name="Strong_20_Emphasis"><text:span text:style-name="T8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4" draw:name="Vorm13" draw:style-name="gr1" draw:text-style-name="P104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9"><text:span text:style-name="Strong_20_Emphasis"><text:span text:style-name="T78">Bij </text:span></text:span><text:span text:style-name="Strong_20_Emphasis"><text:span text:style-name="T100">Gebruikers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><text:span text:style-name="Strong_20_Emphasis"><text:span text:style-name="T80">V</text:span></text:span><text:span text:style-name="Strong_20_Emphasis"><text:span text:style-name="T78">ul in </text:span></text:span><text:span text:style-name="Strong_20_Emphasis"><text:span text:style-name="T106">Wat is je naam?</text:span></text:span><text:span text:style-name="Strong_20_Emphasis"><text:span text:style-name="T32"> </text:span></text:span><text:span text:style-name="Definition"><text:span text:style-name="T9">gebruiker</text:span></text:span><text:span text:style-name="Strong_20_Emphasis"><text:span text:style-name="T73">,</text:span></text:span><text:span text:style-name="Strong_20_Emphasis"><text:span text:style-name="T74"><text:line-break/></text:span></text:span><text:span text:style-name="Strong_20_Emphasis"><text:span text:style-name="T106">Welke naam wil je gebruiken om in te loggen?</text:span></text:span><text:span text:style-name="Strong_20_Emphasis"><text:span text:style-name="T3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0">,<text:line-break/></text:span></text:span><text:span text:style-name="Strong_20_Emphasis"><text:span text:style-name="T107">Wat is de </text:span></text:span><text:span text:style-name="Strong_20_Emphasis"><text:span text:style-name="T106">naam van deze </text:span></text:span><text:span text:style-name="Strong_20_Emphasis"><text:span text:style-name="T107">computer</text:span></text:span><text:span text:style-name="Strong_20_Emphasis"><text:span text:style-name="T34"> </text:span></text:span><text:span text:style-name="Definition"><text:span text:style-name="T9">computernaam</text:span></text:span><text:span text:style-name="Strong_20_Emphasis"><text:span text:style-name="T32">,</text:span></text:span></text:p>
            <text:p text:style-name="P96"><text:span text:style-name="Strong_20_Emphasis"><text:span text:style-name="T33">v</text:span></text:span><text:span text:style-name="Strong_20_Emphasis"><text:span text:style-name="T32">ul </text:span></text:span><text:span text:style-name="Strong_20_Emphasis"><text:span text:style-name="T35">tweemaal het </text:span></text:span><text:span text:style-name="Strong_20_Emphasis"><text:span text:style-name="T108">wachtwoord</text:span></text:span><text:span text:style-name="Strong_20_Emphasis"><text:span text:style-name="T35"> </text:span></text:span><text:span text:style-name="Strong_20_Emphasis"><text:span text:style-name="T32">in</text:span></text:span><text:span text:style-name="Strong_20_Emphasis"><text:span text:style-name="T29"> </text:span></text:span><text:span text:style-name="Strong_20_Emphasis"><text:span text:style-name="T38">en klik op </text:span></text:span><text:span text:style-name="Strong_20_Emphasis"><text:span text:style-name="T109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30" draw:name="Vorm 4" draw:style-name="gr1" draw:text-style-name="P104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78">Bij </text:span></text:span><text:span text:style-name="Strong_20_Emphasis"><text:span text:style-name="T103">Samenvatting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>Controleer de gemaakte keuzes en klik op <text:span text:style-name="T262">Installe</text:span><text:span text:style-name="T264">e</text:span><text:span text:style-name="T262">r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31" draw:name="Vorm 11" draw:style-name="gr1" draw:text-style-name="P104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78">Bij </text:span></text:span><text:span text:style-name="Strong_20_Emphasis"><text:span text:style-name="T104">Installeer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><text:span text:style-name="T303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4" office:value-type="string">
            <text:p text:style-name="P9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29" draw:name="Vorm 3" draw:style-name="gr1" draw:text-style-name="P104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9"><text:span text:style-name="Strong_20_Emphasis"><text:span text:style-name="T78">Bij </text:span></text:span><text:span text:style-name="Strong_20_Emphasis"><text:span text:style-name="T103">Beëindigen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3" office:value-type="string">
            <text:p text:style-name="P95">Zorg dat <text:span text:style-name="T262">Nu herstarten</text:span> is aangevinkt en klik op <text:span text:style-name="T262">Voltooid</text:span>.</text:p>
          </table:table-cell>
        </table:table-row>
      </table:table>
      <text:p text:style-name="P48"><text:span text:style-name="Strong_20_Emphasis"><text:span text:style-name="T85"/></text:span></text:p>
      <text:list text:continue-numbering="true" text:style-name="L1">
        <text:list-item>
          <text:p text:style-name="P101"><text:span text:style-name="Strong_20_Emphasis"><text:span text:style-name="T115">Installatie </text:span></text:span><text:span text:style-name="Strong_20_Emphasis"><text:span text:style-name="T116">afronden</text:span></text:span></text:p>
        </text:list-item>
      </text:list>
      <text:p text:style-name="P49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5"><draw:control text:anchor-type="as-char" draw:z-index="5" draw:name="Vorm22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77"><draw:control text:anchor-type="as-char" draw:z-index="11" draw:name="Vorm 1" draw:style-name="gr1" draw:text-style-name="P10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6"><text:span text:style-name="Strong_20_Emphasis"><text:span text:style-name="T25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7"><text:span text:style-name="Strong_20_Emphasis"><text:span text:style-name="T126"><draw:control text:anchor-type="as-char" draw:z-index="24" draw:name="Vorm4" draw:style-name="gr1" draw:text-style-name="P104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71">D</text:span></text:span><text:span text:style-name="Strong_20_Emphasis"><text:span text:style-name="T62">ruk</text:span></text:span><text:span text:style-name="Strong_20_Emphasis"><text:span text:style-name="T42"> op</text:span></text:span><text:span text:style-name="Strong_20_Emphasis"><text:span text:style-name="T48"> de </text:span></text:span><text:span text:style-name="Strong_20_Emphasis"><text:span text:style-name="T175">Super</text:span></text:span><text:span text:style-name="Strong_20_Emphasis"><text:span text:style-name="T48">-toets</text:span></text:span><text:span text:style-name="Strong_20_Emphasis"><text:span text:style-name="T43"><text:note text:id="ftn7" text:note-class="footnote"><text:note-citation>1</text:note-citation><text:note-body><text:p text:style-name="P25"><text:span text:style-name="T194">De </text:span><text:span text:style-name="T224">Super</text:span><text:span text:style-name="T194">-toets 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8">, </text:span></text:span><text:span text:style-name="Strong_20_Emphasis"><text:span text:style-name="T71">t</text:span></text:span><text:span text:style-name="Strong_20_Emphasis"><text:span text:style-name="T44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45"> </text:span></text:span><text:span text:style-name="Strong_20_Emphasis"><text:span text:style-name="T46">e</text:span></text:span><text:span text:style-name="Strong_20_Emphasis"><text:span text:style-name="T41">n </text:span></text:span><text:span text:style-name="Strong_20_Emphasis"><text:span text:style-name="T47">k</text:span></text:span><text:span text:style-name="Strong_20_Emphasis"><text:span text:style-name="T41">lik op het pictogram van </text:span></text:span><text:span text:style-name="Strong_20_Emphasis"><text:span text:style-name="T94">Terminalvenst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9"/></text:span></text:p>
          </table:table-cell>
          <table:table-cell table:style-name="_33_._5f_Installatie_5f_afronden.C6" office:value-type="string">
            <text:p text:style-name="P52"><text:span text:style-name="T4">Typ</text:span><text:span text:style-name="Strong_20_Emphasis"><text:span text:style-name="T45"> de</text:span></text:span><text:span text:style-name="Strong_20_Emphasis"><text:span text:style-name="T59">z</text:span></text:span><text:span text:style-name="Strong_20_Emphasis"><text:span text:style-name="T60">e</text:span></text:span><text:span text:style-name="Strong_20_Emphasis"><text:span text:style-name="T45"> </text:span></text:span><text:span text:style-name="Strong_20_Emphasis"><text:span text:style-name="T50">drie </text:span></text:span><text:span text:style-name="Strong_20_Emphasis"><text:span text:style-name="T45">opdrachten, ieder gevolgd door de </text:span></text:span><text:span text:style-name="Strong_20_Emphasis"><text:span text:style-name="T176">Enter</text:span></text:span><text:span text:style-name="Strong_20_Emphasis"><text:span text:style-name="T4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63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93"><text:span text:style-name="User_20_Entry"><text:span text:style-name="T23">wget karelzimmer.nl/</text:span></text:span><text:span text:style-name="User_20_Entry"><text:span text:style-name="T179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9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80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4"><text:span text:style-name="Strong_20_Emphasis"><text:span text:style-name="T50">V</text:span>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7"><text:span text:style-name="Strong_20_Emphasis"><text:span text:style-name="T126"><draw:control text:anchor-type="as-char" draw:z-index="25" draw:name="Vorm 6" draw:style-name="gr1" draw:text-style-name="P104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67">D</text:span></text:span><text:span text:style-name="Strong_20_Emphasis"><text:span text:style-name="T62">ruk</text:span></text:span><text:span text:style-name="Strong_20_Emphasis"><text:span text:style-name="T42"> op</text:span></text:span><text:span text:style-name="Strong_20_Emphasis"><text:span text:style-name="T48"> de </text:span></text:span><text:span text:style-name="Strong_20_Emphasis"><text:span text:style-name="T175">Super</text:span></text:span><text:span text:style-name="Strong_20_Emphasis"><text:span text:style-name="T48">-toets</text:span></text:span><text:span text:style-name="Strong_20_Emphasis"><text:span text:style-name="T178"><text:note-ref text:note-class="footnote" text:reference-format="text" text:ref-name="ftn7">1</text:note-ref></text:span></text:span><text:span text:style-name="Strong_20_Emphasis"><text:span text:style-name="T48">, </text:span></text:span><text:span text:style-name="Strong_20_Emphasis"><text:span text:style-name="T67">t</text:span></text:span><text:span text:style-name="Strong_20_Emphasis"><text:span text:style-name="T44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43"> </text:span></text:span><text:span text:style-name="Strong_20_Emphasis"><text:span text:style-name="T46">e</text:span></text:span><text:span text:style-name="Strong_20_Emphasis"><text:span text:style-name="T41">n </text:span></text:span><text:span text:style-name="Strong_20_Emphasis"><text:span text:style-name="T47">k</text:span></text:span><text:span text:style-name="Strong_20_Emphasis"><text:span text:style-name="T4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39"/></text:span></text:p>
          </table:table-cell>
          <table:table-cell table:style-name="_33_._5f_Installatie_5f_afronden.C13" office:value-type="string">
            <text:p text:style-name="P84"><text:span text:style-name="Strong_20_Emphasis"><text:span text:style-name="T65">Selecteer</text:span></text:span><text:span text:style-name="Strong_20_Emphasis"><text:span text:style-name="T55"> </text:span></text:span><text:span text:style-name="Strong_20_Emphasis"><text:span text:style-name="T114">3</text:span></text:span><text:span text:style-name="Strong_20_Emphasis"><text:span text:style-name="T86"> </text:span></text:span><text:span text:style-name="Strong_20_Emphasis"><text:span text:style-name="T87">Installatie</text:span></text:span><text:span text:style-name="Strong_20_Emphasis"><text:span text:style-name="T88"> </text:span></text:span><text:span text:style-name="Strong_20_Emphasis"><text:span text:style-name="T89">afronden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4" office:value-type="string">
            <text:p text:style-name="P56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49"><text:span text:style-name="Strong_20_Emphasis"><text:span text:style-name="T36"><text:tab/></text:span></text:span></text:p>
      <text:p text:style-name="P50"><text:span text:style-name="Strong_20_Emphasis"><text:span text:style-name="T52"><text:tab/></text:span></text:span></text:p>
      <text:list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75"><draw:control text:anchor-type="as-char" draw:z-index="7" draw:name="Vorm36_0" draw:style-name="gr1" draw:text-style-name="P104" svg:width="0.35cm" svg:height="0.35cm" draw:control="control6"/></text:span></text:span></text:p>
          </table:table-cell>
          <table:table-cell table:style-name="Tabel2.A1" office:value-type="string">
            <text:p text:style-name="P73"><text:span text:style-name="Strong_20_Emphasis"><text:span text:style-name="T75"><draw:control text:anchor-type="as-char" draw:z-index="10" draw:name="Vorm36_ 1" draw:style-name="gr1" draw:text-style-name="P104" svg:width="0.35cm" svg:height="0.35cm" draw:control="control9"/></text:span></text:span></text:p>
          </table:table-cell>
          <table:table-cell table:style-name="Tabel2.D1" office:value-type="string">
            <text:p text:style-name="P4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40"><text:note text:id="ftn8" text:note-class="footnote"><text:note-citation>1</text:note-citation><text:note-body><text:p text:style-name="P59"><text:span text:style-name="User_20_Entry"><text:span text:style-name="T128">E</text:span></text:span><text:span text:style-name="User_20_Entry"><text:span text:style-name="T146">v</text:span></text:span><text:span text:style-name="User_20_Entry"><text:span text:style-name="T147">en</text:span></text:span><text:span text:style-name="User_20_Entry"><text:span text:style-name="T149">t</text:span></text:span><text:span text:style-name="User_20_Entry"><text:span text:style-name="T150">uele </text:span></text:span><text:span text:style-name="User_20_Entry"><text:span text:style-name="T151">extra </text:span></text:span><text:span text:style-name="Definition"><text:span text:style-name="T267">gebruiker</text:span></text:span><text:span text:style-name="User_20_Entry"><text:span text:style-name="T151">s aanmelden </text:span></text:span><text:span text:style-name="User_20_Entry"><text:span text:style-name="T152">en dezelfde stappen uitvoeren</text:span></text:span><text:span text:style-name="User_20_Entry"><text:span text:style-name="T14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3"><text:span text:style-name="Strong_20_Emphasis"><text:span text:style-name="T75"/></text:span></text:p>
          </table:table-cell>
          <table:table-cell table:style-name="Tabel2.A1" office:value-type="string">
            <text:p text:style-name="P73"><text:span text:style-name="Strong_20_Emphasis"><text:span text:style-name="T75"><draw:control text:anchor-type="as-char" draw:z-index="12" draw:name="Vorm36_ 4" draw:style-name="gr1" draw:text-style-name="P104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Strong_20_Emphasis"><text:span text:style-name="T25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7"><text:span text:style-name="Strong_20_Emphasis"><text:span text:style-name="T126"><draw:control text:anchor-type="as-char" draw:z-index="26" draw:name="Vorm 9" draw:style-name="gr1" draw:text-style-name="P104" svg:width="0.35cm" svg:height="0.35cm" draw:control="control25"/></text:span></text:span></text:p>
          </table:table-cell>
          <table:table-cell table:style-name="Tabel2.A1" office:value-type="string">
            <text:p text:style-name="P77"><text:span text:style-name="Strong_20_Emphasis"><text:span text:style-name="T126"><draw:control text:anchor-type="as-char" draw:z-index="27" draw:name="Vorm 10" draw:style-name="gr1" draw:text-style-name="P104" svg:width="0.35cm" svg:height="0.35cm" draw:control="control26"/></text:span></text:span></text:p>
          </table:table-cell>
          <table:table-cell table:style-name="Tabel2.D5" office:value-type="string">
            <text:p text:style-name="P44"><text:span text:style-name="Strong_20_Emphasis"><text:span text:style-name="T70">Dr</text:span></text:span><text:span text:style-name="Strong_20_Emphasis"><text:span text:style-name="T62">uk</text:span></text:span><text:span text:style-name="Strong_20_Emphasis"><text:span text:style-name="T42"> op</text:span></text:span><text:span text:style-name="Strong_20_Emphasis"><text:span text:style-name="T48"> de </text:span></text:span><text:span text:style-name="Strong_20_Emphasis"><text:span text:style-name="T175">Super</text:span></text:span><text:span text:style-name="Strong_20_Emphasis"><text:span text:style-name="T48">-toets</text:span></text:span><text:span text:style-name="Strong_20_Emphasis"><text:span text:style-name="T43"><text:note text:id="ftn9" text:note-class="footnote"><text:note-citation>2</text:note-citation><text:note-body><text:p text:style-name="P25"><text:span text:style-name="T194">De </text:span><text:span text:style-name="T224">Super</text:span><text:span text:style-name="T194">-toets 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8">, </text:span></text:span><text:span text:style-name="Strong_20_Emphasis"><text:span text:style-name="T70">t</text:span></text:span><text:span text:style-name="Strong_20_Emphasis"><text:span text:style-name="T44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63"> </text:span></text:span><text:span text:style-name="Strong_20_Emphasis"><text:span text:style-name="T46">e</text:span></text:span><text:span text:style-name="Strong_20_Emphasis"><text:span text:style-name="T41">n </text:span></text:span><text:span text:style-name="Strong_20_Emphasis"><text:span text:style-name="T47">k</text:span></text:span><text:span text:style-name="Strong_20_Emphasis"><text:span text:style-name="T41">lik op het pictogram van </text:span></text:span><text:span text:style-name="Strong_20_Emphasis"><text:span text:style-name="T111">Installatiem</text:span></text:span><text:span text:style-name="Strong_20_Emphasis"><text:span text:style-name="T112">enu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3"><text:span text:style-name="Strong_20_Emphasis"><text:span text:style-name="T65">Selecteer</text:span></text:span><text:span text:style-name="Strong_20_Emphasis"><text:span text:style-name="T55"> </text:span></text:span><text:span text:style-name="Strong_20_Emphasis"><text:span text:style-name="T114">4</text:span></text:span><text:span text:style-name="Strong_20_Emphasis"><text:span text:style-name="T86"> </text:span></text:span><text:span text:style-name="Strong_20_Emphasis"><text:span text:style-name="T72">Gebruiker inrichten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51">olg </text:span></text:span><text:span text:style-name="Strong_20_Emphasis"><text:span text:style-name="T52">de aanwijzingen op het scherm.</text:span></text:span></text:p>
          </table:table-cell>
        </table:table-row>
      </table:table>
      <text:p text:style-name="P21"/>
      <text:p text:style-name="P6"/>
      <text:p text:style-name="P61"><text:span text:style-name="T117">E</text:span><text:span text:style-name="T118">inde c</text:span><text:span text:style-name="T119">hecklist, </text:span><text:span text:style-name="T120">d</text:span><text:span text:style-name="T119">e</text:span><text:span text:style-name="T214"> installatie van </text:span><text:span text:style-name="T214"><text:user-field-get text:name="Distro">Debian</text:user-field-get></text:span><text:span text:style-name="T217"><text:s/></text:span><text:span text:style-name="T217"><text:user-field-get text:name="Version">12</text:user-field-get></text:span><text:span text:style-name="Strong_20_Emphasis"><text:span text:style-name="T215"><text:s/></text:span></text:span><text:span text:style-name="Strong_20_Emphasis"><text:span text:style-name="T219">Desktop</text:span></text:span><text:span text:style-name="Strong_20_Emphasis"><text:span text:style-name="T218"> </text:span></text:span><text:span text:style-name="T214">is voltooid.</text:span></text:p>
      <text:p text:style-name="P37"/>
      <text:list text:style-name="L2">
        <text:list-header>
          <text:p text:style-name="P102"><text:span text:style-name="Emphasis"><text:span text:style-name="T28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3">Karel Zimmer</text:span></text:span></text:a><text:span text:style-name="Emphasis"><text:span text:style-name="T284">.</text:span></text:span></text:p>
          <text:p text:style-name="P103"><text:span text:style-name="Emphasis"><text:span text:style-name="T286">Licentie </text:span></text:span><text:span text:style-name="Emphasis"><text:span text:style-name="T284">C</text:span></text:span><text:span text:style-name="Emphasis"><text:span text:style-name="T285">C0</text:span></text:span><text:span text:style-name="Emphasis"><text:span text:style-name="T284"> 1.0 </text:span></text:span><text:span text:style-name="Emphasis"><text:span text:style-name="T28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1"><text:s/></text:span></text:span><text:span text:style-name="Emphasis"><text:span text:style-name="T28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0-15T18:10:16.016165586">15-10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10:15.854391962</dc:date>
    <meta:keyword>Installatie</meta:keyword>
    <meta:keyword>Checklist</meta:keyword>
    <meta:keyword>Linux</meta:keyword>
    <meta:editing-cycles>6995</meta:editing-cycles>
    <meta:editing-duration>P12DT14H24M57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8" meta:word-count="585" meta:character-count="4001" meta:non-whitespace-character-count="3460"/>
    <meta:user-defined meta:name="Info 1"/>
    <meta:user-defined meta:name="Info 2"/>
    <meta:user-defined meta:name="Info 3"/>
    <meta:user-defined meta:name="Info 4"/>
  </office:meta>
</office:document-meta>
</file>